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cfbb" officeooo:paragraph-rsid="001bcfbb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bcfbb" officeooo:paragraph-rsid="001bcfbb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1dbdd3" officeooo:paragraph-rsid="001dbdd3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1f3ee9" officeooo:paragraph-rsid="001f3ee9" style:font-weight-asian="bold" style:font-weight-complex="bold"/>
    </style:style>
    <style:style style:name="P5" style:family="paragraph" style:parent-style-name="Standard">
      <style:text-properties style:text-position="0% 100%" style:text-underline-style="none" fo:font-weight="bold" officeooo:rsid="001f3ee9" officeooo:paragraph-rsid="001f3ee9" style:font-weight-asian="bold" style:font-weight-complex="bold"/>
    </style:style>
    <style:style style:name="P6" style:family="paragraph" style:parent-style-name="Standard">
      <style:text-properties style:text-position="0% 100%" style:text-underline-style="none" fo:font-weight="bold" officeooo:rsid="0021c082" officeooo:paragraph-rsid="0021c082" style:font-weight-asian="bold" style:font-weight-complex="bold"/>
    </style:style>
    <style:style style:name="P7" style:family="paragraph" style:parent-style-name="Standard">
      <style:text-properties style:text-position="0% 100%" style:text-underline-style="none" fo:font-weight="bold" officeooo:rsid="00269d0c" officeooo:paragraph-rsid="00309586" style:font-weight-asian="bold" style:font-weight-complex="bold"/>
    </style:style>
    <style:style style:name="P8" style:family="paragraph" style:parent-style-name="Standard">
      <style:text-properties style:text-position="0% 100%" style:text-underline-style="none" fo:font-weight="normal" officeooo:rsid="001f3ee9" officeooo:paragraph-rsid="001f3ee9" style:font-weight-asian="normal" style:font-weight-complex="normal"/>
    </style:style>
    <style:style style:name="P9" style:family="paragraph" style:parent-style-name="Standard">
      <style:text-properties style:text-position="0% 100%" style:text-underline-style="none" fo:font-weight="normal" officeooo:rsid="001f3ee9" officeooo:paragraph-rsid="001fd23c" style:font-weight-asian="normal" style:font-weight-complex="normal"/>
    </style:style>
    <style:style style:name="P10" style:family="paragraph" style:parent-style-name="Standard">
      <style:text-properties style:text-position="0% 100%" style:text-underline-style="none" fo:font-weight="normal" officeooo:rsid="0021d4ec" officeooo:paragraph-rsid="0021d4ec" style:font-weight-asian="normal" style:font-weight-complex="normal"/>
    </style:style>
    <style:style style:name="P11" style:family="paragraph" style:parent-style-name="Standard">
      <style:text-properties style:text-position="0% 100%" style:text-underline-style="none" fo:font-weight="normal" officeooo:rsid="002f69e7" officeooo:paragraph-rsid="002f69e7" style:font-weight-asian="normal" style:font-weight-complex="normal"/>
    </style:style>
    <style:style style:name="P12" style:family="paragraph" style:parent-style-name="Standard">
      <style:text-properties style:text-position="0% 100%" style:text-underline-style="none" fo:font-weight="normal" officeooo:rsid="002d8045" officeooo:paragraph-rsid="002d8045" style:font-weight-asian="normal" style:font-weight-complex="normal"/>
    </style:style>
    <style:style style:name="P13" style:family="paragraph" style:parent-style-name="Standard">
      <style:text-properties style:text-position="0% 100%" style:text-underline-style="none" fo:font-weight="normal" officeooo:rsid="00317081" officeooo:paragraph-rsid="00317081" style:font-weight-asian="normal" style:font-weight-complex="normal"/>
    </style:style>
    <style:style style:name="P14" style:family="paragraph" style:parent-style-name="Standard">
      <style:text-properties style:text-position="0% 100%" style:text-underline-style="solid" style:text-underline-width="auto" style:text-underline-color="font-color" fo:font-weight="bold" officeooo:rsid="0021037e" officeooo:paragraph-rsid="0021037e" style:font-weight-asian="bold" style:font-weight-complex="bold"/>
    </style:style>
    <style:style style:name="P15" style:family="paragraph" style:parent-style-name="Standard">
      <style:text-properties officeooo:paragraph-rsid="002cf459"/>
    </style:style>
    <style:style style:name="P16" style:family="paragraph" style:parent-style-name="Standard">
      <style:text-properties style:text-position="sub 58%" style:text-underline-style="none" fo:font-weight="normal" officeooo:rsid="002037c5" officeooo:paragraph-rsid="001fd23c" style:font-weight-asian="normal" style:font-weight-complex="normal"/>
    </style:style>
    <style:style style:name="P17" style:family="paragraph" style:parent-style-name="Standard">
      <style:text-properties style:text-position="0% 100%" style:text-underline-style="none" fo:font-weight="normal" officeooo:rsid="00317081" officeooo:paragraph-rsid="00317081" style:font-weight-asian="normal" style:font-weight-complex="normal"/>
    </style:style>
    <style:style style:name="P18" style:family="paragraph" style:parent-style-name="Standard">
      <style:text-properties style:text-position="0% 100%" style:text-underline-style="none" fo:font-weight="normal" officeooo:rsid="0033790f" officeooo:paragraph-rsid="00345903" style:font-weight-asian="normal" style:font-weight-complex="normal"/>
    </style:style>
    <style:style style:name="P19" style:family="paragraph" style:parent-style-name="Standard">
      <style:text-properties style:text-position="0% 100%" style:text-underline-style="none" fo:font-weight="normal" officeooo:rsid="00345903" officeooo:paragraph-rsid="00345903" style:font-weight-asian="normal" style:font-weight-complex="normal"/>
    </style:style>
    <style:style style:name="P20" style:family="paragraph" style:parent-style-name="Standard">
      <style:text-properties style:text-position="0% 100%" style:text-underline-style="none" fo:font-weight="normal" officeooo:rsid="0035495f" officeooo:paragraph-rsid="0035495f" style:font-weight-asian="normal" style:font-weight-complex="normal"/>
    </style:style>
    <style:style style:name="P21" style:family="paragraph" style:parent-style-name="Standard">
      <style:text-properties style:text-position="0% 100%" style:text-underline-style="none" fo:font-weight="normal" officeooo:rsid="0035495f" officeooo:paragraph-rsid="0035a275" style:font-weight-asian="normal" style:font-weight-complex="normal"/>
    </style:style>
    <style:style style:name="P22" style:family="paragraph" style:parent-style-name="Standard">
      <style:text-properties style:text-position="0% 100%" style:text-underline-style="none" fo:font-weight="normal" officeooo:rsid="0035a275" officeooo:paragraph-rsid="0035a275" style:font-weight-asian="normal" style:font-weight-complex="normal"/>
    </style:style>
    <style:style style:name="P23" style:family="paragraph" style:parent-style-name="Standard">
      <style:text-properties style:text-position="0% 100%" style:text-underline-style="none" fo:font-weight="normal" officeooo:rsid="00382490" officeooo:paragraph-rsid="00382490" style:font-weight-asian="normal" style:font-weight-complex="normal"/>
    </style:style>
    <style:style style:name="P24" style:family="paragraph" style:parent-style-name="Standard">
      <style:text-properties style:text-position="0% 100%" style:text-underline-style="none" fo:font-weight="normal" officeooo:rsid="0038a972" officeooo:paragraph-rsid="0038a972" style:font-weight-asian="normal" style:font-weight-complex="normal"/>
    </style:style>
    <style:style style:name="P25" style:family="paragraph" style:parent-style-name="Standard">
      <style:text-properties style:text-position="0% 100%" style:text-underline-style="none" fo:font-weight="bold" officeooo:rsid="0021c082" officeooo:paragraph-rsid="0021c082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d4ec" style:font-weight-asian="normal" style:font-weight-complex="normal"/>
    </style:style>
    <style:style style:name="T3" style:family="text">
      <style:text-properties fo:font-weight="normal" officeooo:rsid="0023b765" style:font-weight-asian="normal" style:font-weight-complex="normal"/>
    </style:style>
    <style:style style:name="T4" style:family="text">
      <style:text-properties fo:font-weight="normal" officeooo:rsid="00283789" style:font-weight-asian="normal" style:font-weight-complex="normal"/>
    </style:style>
    <style:style style:name="T5" style:family="text">
      <style:text-properties fo:font-weight="normal" officeooo:rsid="0029c210" style:font-weight-asian="normal" style:font-weight-complex="normal"/>
    </style:style>
    <style:style style:name="T6" style:family="text">
      <style:text-properties fo:font-weight="normal" officeooo:rsid="002cf459" style:font-weight-asian="normal" style:font-weight-complex="normal"/>
    </style:style>
    <style:style style:name="T7" style:family="text">
      <style:text-properties fo:font-weight="normal" officeooo:rsid="002d8045" style:font-weight-asian="normal" style:font-weight-complex="normal"/>
    </style:style>
    <style:style style:name="T8" style:family="text">
      <style:text-properties fo:font-weight="normal" officeooo:rsid="002f69e7" style:font-weight-asian="normal" style:font-weight-complex="normal"/>
    </style:style>
    <style:style style:name="T9" style:family="text">
      <style:text-properties fo:font-weight="normal" officeooo:rsid="0033790f" style:font-weight-asian="normal" style:font-weight-complex="normal"/>
    </style:style>
    <style:style style:name="T10" style:family="text">
      <style:text-properties style:text-position="sub 58%"/>
    </style:style>
    <style:style style:name="T11" style:family="text">
      <style:text-properties style:text-position="sub 58%" fo:font-weight="normal" style:font-weight-asian="normal" style:font-weight-complex="normal"/>
    </style:style>
    <style:style style:name="T12" style:family="text">
      <style:text-properties style:text-position="sub 58%" fo:font-weight="normal" officeooo:rsid="00269d0c" style:font-weight-asian="normal" style:font-weight-complex="normal"/>
    </style:style>
    <style:style style:name="T13" style:family="text">
      <style:text-properties style:text-position="sub 58%" fo:font-weight="normal" officeooo:rsid="002b839b" style:font-weight-asian="normal" style:font-weight-complex="normal"/>
    </style:style>
    <style:style style:name="T14" style:family="text">
      <style:text-properties style:text-position="sub 58%" officeooo:rsid="001fd23c"/>
    </style:style>
    <style:style style:name="T15" style:family="text">
      <style:text-properties style:text-position="sub 58%" officeooo:rsid="002037c5"/>
    </style:style>
    <style:style style:name="T16" style:family="text">
      <style:text-properties style:text-position="sub 58%" officeooo:rsid="00283789"/>
    </style:style>
    <style:style style:name="T17" style:family="text">
      <style:text-properties style:text-position="sub 58%" style:font-name="Liberation Serif1" officeooo:rsid="0035a275" style:font-name-asian="Liberation Serif1" style:font-name-complex="Liberation Serif1"/>
    </style:style>
    <style:style style:name="T18" style:family="text">
      <style:text-properties style:text-position="sub 58%" style:font-name="Liberation Serif1" officeooo:rsid="0035495f" style:font-name-asian="Liberation Serif1" style:font-name-complex="Liberation Serif1"/>
    </style:style>
    <style:style style:name="T19" style:family="text">
      <style:text-properties style:text-position="0% 100%" fo:font-weight="normal" style:font-weight-asian="normal" style:font-weight-complex="normal"/>
    </style:style>
    <style:style style:name="T20" style:family="text">
      <style:text-properties style:text-position="0% 100%" fo:font-weight="normal" officeooo:rsid="0021d4ec" style:font-weight-asian="normal" style:font-weight-complex="normal"/>
    </style:style>
    <style:style style:name="T21" style:family="text">
      <style:text-properties style:text-position="0% 100%" style:text-underline-style="none" fo:font-weight="normal" officeooo:rsid="00269d0c" style:font-weight-asian="normal" style:font-weight-complex="normal"/>
    </style:style>
    <style:style style:name="T22" style:family="text">
      <style:text-properties style:text-position="0% 100%" style:text-underline-style="none" fo:font-weight="normal" officeooo:rsid="00283789" style:font-weight-asian="normal" style:font-weight-complex="normal"/>
    </style:style>
    <style:style style:name="T23" style:family="text">
      <style:text-properties style:text-position="0% 100%" style:text-underline-style="none" fo:font-weight="normal" officeooo:rsid="002cf459" style:font-weight-asian="normal" style:font-weight-complex="normal"/>
    </style:style>
    <style:style style:name="T24" style:family="text">
      <style:text-properties style:text-position="0% 100%" style:text-underline-style="none" fo:font-weight="normal" officeooo:rsid="0029c210" style:font-weight-asian="normal" style:font-weight-complex="normal"/>
    </style:style>
    <style:style style:name="T25" style:family="text">
      <style:text-properties style:text-position="0% 100%" style:text-underline-style="none" fo:font-weight="normal" officeooo:rsid="0033790f" style:font-weight-asian="normal" style:font-weight-complex="normal"/>
    </style:style>
    <style:style style:name="T26" style:family="text">
      <style:text-properties officeooo:rsid="001fd23c"/>
    </style:style>
    <style:style style:name="T27" style:family="text">
      <style:text-properties officeooo:rsid="002037c5"/>
    </style:style>
    <style:style style:name="T28" style:family="text">
      <style:text-properties officeooo:rsid="00258988"/>
    </style:style>
    <style:style style:name="T29" style:family="text">
      <style:text-properties style:font-name="Liberation Serif1" style:font-name-asian="Liberation Serif1" style:font-name-complex="Liberation Serif1"/>
    </style:style>
    <style:style style:name="T30" style:family="text">
      <style:text-properties style:font-name="Liberation Serif1" officeooo:rsid="00309586" style:font-name-asian="Liberation Serif1" style:font-name-complex="Liberation Serif1"/>
    </style:style>
    <style:style style:name="T31" style:family="text">
      <style:text-properties style:font-name="Liberation Serif1" officeooo:rsid="00283789" style:font-name-asian="Liberation Serif1" style:font-name-complex="Liberation Serif1"/>
    </style:style>
    <style:style style:name="T32" style:family="text">
      <style:text-properties style:font-name="Liberation Serif1" officeooo:rsid="00345903" style:font-name-asian="Liberation Serif1" style:font-name-complex="Liberation Serif1"/>
    </style:style>
    <style:style style:name="T33" style:family="text">
      <style:text-properties style:font-name="Liberation Serif1" officeooo:rsid="0035a275" style:font-name-asian="Liberation Serif1" style:font-name-complex="Liberation Serif1"/>
    </style:style>
    <style:style style:name="T34" style:family="text">
      <style:text-properties style:font-name="Liberation Serif1" officeooo:rsid="0035495f" style:font-name-asian="Liberation Serif1" style:font-name-complex="Liberation Serif1"/>
    </style:style>
    <style:style style:name="T35" style:family="text">
      <style:text-properties style:font-name="Liberation Serif1" fo:font-weight="normal" officeooo:rsid="00309586" style:font-name-asian="Liberation Serif1" style:font-weight-asian="normal" style:font-name-complex="Liberation Serif1" style:font-weight-complex="normal"/>
    </style:style>
    <style:style style:name="T36" style:family="text">
      <style:text-properties officeooo:rsid="0033790f"/>
    </style:style>
    <style:style style:name="T37" style:family="text">
      <style:text-properties officeooo:rsid="00283789"/>
    </style:style>
    <style:style style:name="T38" style:family="text">
      <style:text-properties officeooo:rsid="00345903"/>
    </style:style>
    <style:style style:name="T39" style:family="text">
      <style:text-properties officeooo:rsid="0035a2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I916I.TD1 : <text:span text:style-name="T28">Programmation par contraintes</text:span></text:p>
      <text:p text:style-name="P1">Solal Goldstein</text:p>
      <text:p text:style-name="P1">27/09/2021</text:p>
      <text:p text:style-name="P1"/>
      <text:p text:style-name="P2">Exercice 1 :</text:p>
      <text:p text:style-name="P2"/>
      <text:p text:style-name="P3">Question1. </text:p>
      <text:p text:style-name="P4"><text:span text:style-name="T2">Variables = <text:s/>{</text:span><text:span text:style-name="T1">X</text:span><text:span text:style-name="T13">1</text:span><text:span text:style-name="T19">,</text:span><text:span text:style-name="T13">1</text:span><text:span text:style-name="T12"> </text:span><text:span text:style-name="T19">… X</text:span><text:span text:style-name="T11">n</text:span><text:span text:style-name="T19">,</text:span><text:span text:style-name="T13">n</text:span><text:span text:style-name="T20">}</text:span></text:p>
      <text:p text:style-name="P5"><text:span text:style-name="T1">D = {</text:span><text:span text:style-name="T3">0,1</text:span><text:span text:style-name="T1">}</text:span></text:p>
      <text:p text:style-name="P15"><text:span text:style-name="T21">noQueen</text:span><text:span text:style-name="T22">(Somme(Xi,y) = 1)</text:span><text:span text:style-name="T4">∀ </text:span><text:span text:style-name="T22"><text:s/>i ∈ </text:span><text:span text:style-name="T23">{1 … N}</text:span><text:span text:style-name="T22">, y de </text:span><text:span text:style-name="T23">1</text:span><text:span text:style-name="T22"> à N</text:span><text:span text:style-name="T25">)</text:span><text:span text:style-name="T22"><text:tab/>(</text:span><text:span text:style-name="T24">lignes</text:span><text:span text:style-name="T22">)</text:span></text:p>
      <text:p text:style-name="P15"><text:span text:style-name="T22">noQueen(Somme(Xi,y) = 1) </text:span><text:span text:style-name="T4">∀ </text:span><text:span text:style-name="T22">i </text:span><text:span text:style-name="T23">de 1 à N</text:span><text:span text:style-name="T22">, y ∈ </text:span><text:span text:style-name="T23">{1 … N}</text:span><text:span text:style-name="T25">)</text:span><text:span text:style-name="T22"> <text:tab/>(</text:span><text:span text:style-name="T24">colonnes</text:span><text:span text:style-name="T22">)</text:span></text:p>
      <text:p text:style-name="P7"><text:span text:style-name="T4">noQueen(Somme(Xi,y) &lt;</text:span><text:span text:style-name="T5">=</text:span><text:span text:style-name="T4"> 1) ∀</text:span><text:span text:style-name="T8">i,y</text:span><text:span text:style-name="T7"> </text:span><text:span text:style-name="T8">| Xi – Xj| </text:span><text:span text:style-name="T35">≠</text:span><text:span text:style-name="T8"> |i-j| <text:s/>avec i,y </text:span><text:span text:style-name="T4">∈ </text:span><text:span text:style-name="T6">{1 … N}</text:span><text:span text:style-name="T9">)</text:span><text:span text:style-name="T4"> <text:s/>(</text:span><text:span text:style-name="T5">diagonale</text:span><text:span text:style-name="T8">)</text:span></text:p>
      <text:p text:style-name="P11"/>
      <text:p text:style-name="P12"/>
      <text:p text:style-name="P8"/>
      <text:p text:style-name="P8"/>
      <text:p text:style-name="P5">Question2.</text:p>
      <text:p text:style-name="P10">R<text:span text:style-name="T10">N</text:span> est la reine N.</text:p>
      <text:p text:style-name="P8">- <text:span text:style-name="T26">R</text:span><text:span text:style-name="T14">0 </text:span><text:span text:style-name="T26">→ X</text:span><text:span text:style-name="T14">0,</text:span><text:span text:style-name="T16">0</text:span></text:p>
      <text:p text:style-name="P8"><text:span text:style-name="T26">- R</text:span><text:span text:style-name="T14">1 </text:span><text:span text:style-name="T26">ne peut pas en X</text:span><text:span text:style-name="T14">1</text:span><text:span text:style-name="T26">,</text:span><text:span text:style-name="T16">0</text:span><text:span text:style-name="T26"> X</text:span><text:span text:style-name="T14">5</text:span><text:span text:style-name="T26">, → X</text:span><text:span text:style-name="T14">9</text:span></text:p>
      <text:p text:style-name="P9"><text:span text:style-name="T26">- R</text:span><text:span text:style-name="T14">2</text:span><text:span text:style-name="T26"> ne peut pas en </text:span><text:span text:style-name="T14"><text:s/></text:span><text:span text:style-name="T26">X</text:span><text:span text:style-name="T14">2</text:span><text:span text:style-name="T26">, X</text:span><text:span text:style-name="T14">6</text:span><text:span text:style-name="T26">, X</text:span><text:span text:style-name="T14">10</text:span><text:span text:style-name="T26">, X</text:span><text:span text:style-name="T14">14</text:span><text:span text:style-name="T26"> donc backtracking on revient à R</text:span><text:span text:style-name="T14">1</text:span></text:p>
      <text:p text:style-name="P8">- <text:span text:style-name="T26">R</text:span><text:span text:style-name="T14">1</text:span><text:span text:style-name="T26"> → X</text:span><text:span text:style-name="T14">13</text:span></text:p>
      <text:p text:style-name="P9"><text:span text:style-name="T26">- R2 ne peut pas <text:s/>X</text:span><text:span text:style-name="T14">2</text:span><text:span text:style-name="T26">, X</text:span><text:span text:style-name="T14">6</text:span><text:span text:style-name="T26">, X</text:span><text:span text:style-name="T14">10</text:span><text:span text:style-name="T26">, X</text:span><text:span text:style-name="T14">14</text:span><text:span text:style-name="T26"> donc backtracking on revient à R</text:span><text:span text:style-name="T14">1</text:span><text:span text:style-name="T26"> puis R</text:span><text:span text:style-name="T14">0</text:span></text:p>
      <text:p text:style-name="P9"><text:span text:style-name="T26">- R</text:span><text:span text:style-name="T14">0</text:span><text:span text:style-name="T26"> → X</text:span><text:span text:style-name="T14">4</text:span></text:p>
      <text:p text:style-name="P9"><text:span text:style-name="T26">- R</text:span><text:span text:style-name="T14">1</text:span><text:span text:style-name="T26"> ne peut pas en X</text:span><text:span text:style-name="T14">1</text:span><text:span text:style-name="T26">, X</text:span><text:span text:style-name="T14">5</text:span><text:span text:style-name="T26">, X</text:span><text:span text:style-name="T14">9</text:span><text:span text:style-name="T26">, → X</text:span><text:span text:style-name="T14">13</text:span></text:p>
      <text:p text:style-name="P9">- <text:span text:style-name="T26">R</text:span><text:span text:style-name="T14">2</text:span><text:span text:style-name="T26"> → </text:span><text:span text:style-name="T27">X</text:span><text:span text:style-name="T15">2</text:span></text:p>
      <text:p text:style-name="P9">- <text:span text:style-name="T27">R</text:span><text:span text:style-name="T15">3</text:span><text:span text:style-name="T27"> ne peut pas en X</text:span><text:span text:style-name="T15">3</text:span><text:span text:style-name="T27">, X</text:span><text:span text:style-name="T15">7</text:span><text:span text:style-name="T27">, → X</text:span></text:p>
      <text:p text:style-name="P9"/>
      <table:table table:name="Tableau1" table:style-name="Tableau1">
        <table:table-column table:style-name="Tableau1.A" table:number-columns-repeated="3"/>
        <table:table-column table:style-name="Tableau1.D"/>
        <table:table-row table:style-name="TableLine218445879620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C1" office:value-type="string">
            <text:p text:style-name="Table_20_Contents"/>
          </table:table-cell>
          <table:table-cell table:style-name="Tableau1.D1" office:value-type="string">
            <text:p text:style-name="Table_20_Contents"/>
          </table:table-cell>
        </table:table-row>
        <table:table-row table:style-name="TableLine2184458799472">
          <table:table-cell table:style-name="Tableau1.A2" office:value-type="string">
            <text:p text:style-name="Table_20_Contents"/>
          </table:table-cell>
          <table:table-cell table:style-name="Tableau1.C4" office:value-type="string">
            <text:p text:style-name="Table_20_Contents"/>
          </table:table-cell>
          <table:table-cell table:style-name="Tableau1.C4" office:value-type="string">
            <text:p text:style-name="Table_20_Contents"/>
          </table:table-cell>
          <table:table-cell table:style-name="Tableau1.D4" office:value-type="string">
            <text:p text:style-name="Table_20_Contents"/>
          </table:table-cell>
        </table:table-row>
        <table:table-row table:style-name="TableLine2184458796752">
          <table:table-cell table:style-name="Tableau1.C4" office:value-type="string">
            <text:p text:style-name="Table_20_Contents"/>
          </table:table-cell>
          <table:table-cell table:style-name="Tableau1.C4" office:value-type="string">
            <text:p text:style-name="Table_20_Contents"/>
          </table:table-cell>
          <table:table-cell table:style-name="Tableau1.C4" office:value-type="string">
            <text:p text:style-name="Table_20_Contents"/>
          </table:table-cell>
          <table:table-cell table:style-name="Tableau1.D3" office:value-type="string">
            <text:p text:style-name="Table_20_Contents"/>
          </table:table-cell>
        </table:table-row>
        <table:table-row table:style-name="TableLine2184458798112">
          <table:table-cell table:style-name="Tableau1.C4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4" office:value-type="string">
            <text:p text:style-name="Table_20_Contents"/>
          </table:table-cell>
          <table:table-cell table:style-name="Tableau1.D4" office:value-type="string">
            <text:p text:style-name="Table_20_Contents"/>
          </table:table-cell>
        </table:table-row>
      </table:table>
      <text:p text:style-name="P16"/>
      <text:p text:style-name="P14">Exercice 2 :</text:p>
      <text:p text:style-name="P6">Question1.</text:p>
      <text:p text:style-name="P13">Variables = {<text:span text:style-name="T38">S,E,N,D,M,O,R,Y</text:span>} <text:span text:style-name="T36">(lettres)</text:span></text:p>
      <text:p text:style-name="P13">D = {0 … 9}</text:p>
      <text:p text:style-name="P18">c1(<text:span text:style-name="T37">∀ </text:span>x,y <text:span text:style-name="T37">∈ </text:span>{<text:span text:style-name="T38">S,E,N,D,M,O,R,Y</text:span>}, si x <text:span text:style-name="T30">≠ </text:span><text:span text:style-name="T29">y alors val(x) </text:span><text:span text:style-name="T30">≠ </text:span><text:span text:style-name="T29">val(y))</text:span></text:p>
      <text:p text:style-name="P18"><text:span text:style-name="T29">c2(</text:span><text:span text:style-name="T31">∀ </text:span><text:span text:style-name="T29">x </text:span><text:span text:style-name="T31">∈ </text:span><text:span text:style-name="T32">{S, M}, x </text:span><text:span text:style-name="T30">≠ </text:span><text:span text:style-name="T32">0}</text:span></text:p>
      <text:p text:style-name="P19"><text:span text:style-name="T32">c</text:span><text:span text:style-name="T29">3(1000*S + E*100 + N*10 + D + 1000*M + O*100 + R*10 + E = 10000*M + 1000*O + 100*N + 10*E + Y) <text:s/></text:span></text:p>
      <text:p text:style-name="P13"/>
      <text:p text:style-name="P14"/>
      <text:p text:style-name="P14">Exercice 3 :</text:p>
      <text:p text:style-name="P6">Question1.</text:p>
      <text:p text:style-name="P20">Variables = {x<text:span text:style-name="T10">1</text:span>, … , x<text:span text:style-name="T10">n</text:span>}</text:p>
      <text:p text:style-name="P20">Domaine = {0, … , M} où M est la valeur maximale</text:p>
      <text:p text:style-name="P21">c1( <text:span text:style-name="T37">∀ </text:span>i allant de 1 à <text:span text:style-name="T39">n</text:span>, x<text:span text:style-name="T10">i</text:span> &lt; x<text:span text:style-name="T10">(i+1)</text:span>)</text:p>
      <text:p text:style-name="P21"><text:span text:style-name="T39">c2( </text:span><text:span text:style-name="T37">∀ </text:span><text:span text:style-name="T39">y,z </text:span><text:s/><text:span text:style-name="T31">∈ </text:span><text:span text:style-name="T33">{x</text:span><text:span text:style-name="T17">1</text:span><text:span text:style-name="T33">, … , x</text:span><text:span text:style-name="T17">n</text:span><text:span text:style-name="T33">}, y </text:span><text:span text:style-name="T30">≠ </text:span><text:span text:style-name="T33">z}</text:span></text:p>
      <text:p text:style-name="P22"><text:span text:style-name="T33">c</text:span><text:span text:style-name="T29">3(On a <text:s/>i, j, k, l </text:span><text:span text:style-name="T31">∈ </text:span><text:span text:style-name="T34">{x</text:span><text:span text:style-name="T18">1</text:span><text:span text:style-name="T34">, … , x</text:span><text:span text:style-name="T18">n</text:span><text:span text:style-name="T34">} </text:span><text:span text:style-name="T29">et i </text:span><text:span text:style-name="T30">≠ </text:span><text:span text:style-name="T29">j </text:span><text:span text:style-name="T30">≠ </text:span><text:span text:style-name="T29">k </text:span><text:span text:style-name="T30">≠ </text:span><text:span text:style-name="T29">l , alors i - j </text:span><text:span text:style-name="T30">≠ </text:span><text:span text:style-name="T29">k - l)</text:span></text:p>
      <text:p text:style-name="P14"/>
      <text:p text:style-name="P14"><text:soft-page-break/>Exercice 4 :</text:p>
      <text:p text:style-name="P6">Question1.</text:p>
      <text:p text:style-name="P23">Variables = {bleue, … , rouge, norvégien, … , espagnol, cheval, … , escargot, …, thé, … , café, kools, …, gitanes}</text:p>
      <text:p text:style-name="P23">Domaine = {1,2,3,4,5 } //représentant l’incrémentation de chaque maison, par exemple les attributs de la première maison valent 1, deuxième maison valent 2 etc...</text:p>
      <text:p text:style-name="P23"/>
      <text:p text:style-name="P23">c1 // on symbolise chaque assertion du problème</text:p>
      <text:p text:style-name="P23">norvégien = 1</text:p>
      <text:p text:style-name="P23">bleue = norvégien + 1</text:p>
      <text:p text:style-name="P23">lait = 3</text:p>
      <text:p text:style-name="P24">anglais = rouge</text:p>
      <text:p text:style-name="P24">vert = café</text:p>
      <text:p text:style-name="P24">jaune = kools</text:p>
      <text:p text:style-name="P24">blanche = vert + 1</text:p>
      <text:p text:style-name="P24">espagnol = chien</text:p>
      <text:p text:style-name="P24">ukrainien = thé</text:p>
      <text:p text:style-name="P24">japonais = cravens</text:p>
      <text:p text:style-name="P24">old_golds = escargot</text:p>
      <text:p text:style-name="P24">gitanes = vin</text:p>
      <text:p text:style-name="P24">chesterfield = renard</text:p>
      <text:p text:style-name="P24">cheval = (kools - 1) | (kools + 1)</text:p>
      <text:p text:style-name="P24"/>
      <text:p text:style-name="P24">c2 // Tout attribut de même catégorie (couleur, animal, etc.) ont des valeurs différentes</text:p>
      <text:p text:style-name="P24">bleue <text:span text:style-name="T30">≠ … ≠ </text:span><text:span text:style-name="T29">rouge</text:span></text:p>
      <text:p text:style-name="P24"><text:span text:style-name="T29">norvégien </text:span><text:span text:style-name="T30">≠ … ≠ </text:span><text:span text:style-name="T29">espagnol</text:span></text:p>
      <text:p text:style-name="P24"><text:span text:style-name="T29">cheval </text:span><text:span text:style-name="T30">≠ … ≠ </text:span><text:span text:style-name="T29">escargot</text:span></text:p>
      <text:p text:style-name="P24"><text:span text:style-name="T29">thé </text:span><text:span text:style-name="T30">≠ … ≠ </text:span><text:span text:style-name="T29">café</text:span></text:p>
      <text:p text:style-name="P24"><text:span text:style-name="T29">kools </text:span><text:span text:style-name="T30">≠ … ≠ </text:span><text:span text:style-name="T29">gitanes</text:span></text:p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7T10:09:31.785000000</meta:creation-date>
    <dc:date>2021-10-04T09:14:38.689000000</dc:date>
    <meta:editing-duration>PT2H39M44S</meta:editing-duration>
    <meta:editing-cycles>24</meta:editing-cycles>
    <meta:generator>LibreOffice/7.2.0.4$Windows_X86_64 LibreOffice_project/9a9c6381e3f7a62afc1329bd359cc48accb6435b</meta:generator>
    <meta:document-statistic meta:table-count="1" meta:image-count="0" meta:object-count="0" meta:page-count="2" meta:paragraph-count="60" meta:word-count="430" meta:character-count="1903" meta:non-whitespace-character-count="1520"/>
  </office:meta>
</office:document-meta>
</file>